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2pt" style:text-underline-style="solid" style:text-underline-width="auto" style:text-underline-color="font-color" fo:font-weight="normal" officeooo:rsid="000e7ab7" officeooo:paragraph-rsid="000bc2a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2pt" style:text-underline-style="solid" style:text-underline-width="auto" style:text-underline-color="font-color" fo:font-weight="normal" officeooo:rsid="000e7ab7" officeooo:paragraph-rsid="000bc2a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bc2a1" officeooo:paragraph-rsid="000bc2a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413fb" officeooo:paragraph-rsid="000bc2a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c691d" officeooo:paragraph-rsid="000c69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c691d" officeooo:paragraph-rsid="000e882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e8829" officeooo:paragraph-rsid="000e882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06176" officeooo:paragraph-rsid="0010617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3pt" style:text-underline-style="none" fo:font-weight="bold" officeooo:rsid="001413fb" officeooo:paragraph-rsid="000bc2a1" style:font-size-asian="13pt" style:font-weight-asian="bold" style:font-size-complex="13pt" style:font-weight-complex="bold"/>
    </style:style>
    <style:style style:name="P10" style:family="paragraph" style:parent-style-name="Standard">
      <style:text-properties officeooo:rsid="000b5dd0" officeooo:paragraph-rsid="000bc2a1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b5dd0" officeooo:paragraph-rsid="000bc2a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5dd0" officeooo:paragraph-rsid="000bc2a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13fb" officeooo:paragraph-rsid="000bc2a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bc2a1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d0c53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e8829" style:font-size-asian="13pt" style:font-weight-asian="bold" style:font-size-complex="13pt" style:font-weight-complex="bold"/>
    </style:style>
    <style:style style:name="P17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b5dd0" officeooo:paragraph-rsid="000bc2a1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2e301" officeooo:paragraph-rsid="0012e30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413fb" officeooo:paragraph-rsid="000d0c53" style:font-size-asian="12pt" style:font-weight-asian="normal" style:font-size-complex="12pt" style:font-weight-complex="normal"/>
    </style:style>
    <style:style style:name="T1" style:family="text">
      <style:text-properties officeooo:rsid="000e7ab7"/>
    </style:style>
    <style:style style:name="T2" style:family="text">
      <style:text-properties officeooo:rsid="000c9425"/>
    </style:style>
    <style:style style:name="T3" style:family="text">
      <style:text-properties officeooo:rsid="0007a26c"/>
    </style:style>
    <style:style style:name="T4" style:family="text">
      <style:text-properties officeooo:rsid="000bc2a1"/>
    </style:style>
    <style:style style:name="T5" style:family="text">
      <style:text-properties officeooo:rsid="000e8829"/>
    </style:style>
    <style:style style:name="T6" style:family="text">
      <style:text-properties style:font-name="Liberation Serif" fo:font-size="13pt" fo:font-weight="bold" officeooo:rsid="001413fb" style:font-size-asian="13pt" style:font-weight-asian="bold" style:font-size-complex="13pt" style:font-weight-complex="bold"/>
    </style:style>
    <style:style style:name="T7" style:family="text">
      <style:text-properties style:font-name="Liberation Serif" fo:font-size="13pt" fo:font-weight="bold" officeooo:rsid="000e8829" style:font-size-asian="13pt" style:font-weight-asian="bold" style:font-size-complex="13pt" style:font-weight-complex="bold"/>
    </style:style>
    <style:style style:name="T8" style:family="text">
      <style:text-properties officeooo:rsid="001046e2"/>
    </style:style>
    <style:style style:name="T9" style:family="text">
      <style:text-properties officeooo:rsid="0011ba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akel María Brynjólfsdóttir<text:tab/><text:tab/><text:tab/><text:tab/><text:tab/><text:tab/><text:tab/><text:tab/><text:span text:style-name="T1"><text:tab/><text:tab/></text:span>rmb3@hi.is</text:p>
      <text:p text:style-name="P10">Dæmahópur 9<text:tab/><text:tab/><text:tab/><text:tab/><text:tab/><text:tab/><text:tab/><text:tab/><text:tab/><text:tab/><text:span text:style-name="T1"><text:tab/><text:tab/></text:span>skil: <text:span text:style-name="T9">02</text:span>.<text:span text:style-name="T9">10</text:span>.15</text:p>
      <text:p text:style-name="P10">Dæmatímakennari: Kristófer Montazeri</text:p>
      <text:p text:style-name="P10"/>
      <text:p text:style-name="P11">Tölvunarfræði 1</text:p>
      <text:p text:style-name="P11">Heimadæmi <text:span text:style-name="T2">2</text:span></text:p>
      <text:p text:style-name="P12"><text:s text:c="10"/><text:span text:style-name="T3"><text:s text:c="18"/></text:span><text:s text:c="84"/><text:span text:style-name="T1"><text:s text:c="24"/></text:span><text:s/></text:p>
      <text:p text:style-name="P12"/>
      <text:p text:style-name="P13">Dæmi 1</text:p>
      <text:p text:style-name="P13"/>
      <text:p text:style-name="P3">public class Fylki { </text:p>
      <text:p text:style-name="P3"/>
      <text:p text:style-name="P3"><text:s text:c="2"/>public static void main(String[] args) { </text:p>
      <text:p text:style-name="P3"><text:s text:c="4"/></text:p>
      <text:p text:style-name="P3"><text:s text:c="4"/>int[] a = new int[100]; </text:p>
      <text:p text:style-name="P3"/>
      <text:p text:style-name="P3"><text:s text:c="6"/>for (int i = 0; i &lt; 100; i++) { </text:p>
      <text:p text:style-name="P3"><text:s text:c="8"/>a[i] = (int) (Math.random()*999); </text:p>
      <text:p text:style-name="P3"><text:s text:c="6"/>} </text:p>
      <text:p text:style-name="P3"/>
      <text:p text:style-name="P3"><text:s text:c="4"/>int[] b = new int[50]; </text:p>
      <text:p text:style-name="P3"/>
      <text:p text:style-name="P3"><text:s text:c="6"/>for (int i = 0; i &lt; 50; i++) { </text:p>
      <text:p text:style-name="P3"><text:s text:c="8"/>b[i] = a[2*i] + a[2*i+1]; </text:p>
      <text:p text:style-name="P3"><text:s text:c="6"/>} </text:p>
      <text:p text:style-name="P3"><text:s text:c="2"/>} </text:p>
      <text:p text:style-name="P3">}</text:p>
      <text:p text:style-name="P2"/>
      <text:p text:style-name="P14">Dæmi <text:span text:style-name="T4">2</text:span></text:p>
      <text:p text:style-name="P14"/>
      <text:p text:style-name="P5">public class Unique{ </text:p>
      <text:p text:style-name="P5"/>
      <text:p text:style-name="P5"><text:s text:c="2"/>public static void main(String[] args) { </text:p>
      <text:p text:style-name="P5"><text:s text:c="3"/>args = new String[]{"4","3","2","1"}; </text:p>
      <text:p text:style-name="P5"><text:s text:c="4"/>int[] a = new int[args.length]; //stærð á fylki háð args </text:p>
      <text:p text:style-name="P5"/>
      <text:p text:style-name="P5"><text:s text:c="4"/>for (int i = 0; i &lt; args.length; i++) { </text:p>
      <text:p text:style-name="P5"><text:s text:c="6"/>a[i] = Integer.parseInt(args[i]); </text:p>
      <text:p text:style-name="P5"><text:s text:c="4"/>} </text:p>
      <text:p text:style-name="P5"><text:s text:c="4"/>//selection sort </text:p>
      <text:p text:style-name="P5"><text:s text:c="4"/>for (int i = 0; i &lt; args.length; i++) { </text:p>
      <text:p text:style-name="P5"><text:s text:c="6"/>int min = i; </text:p>
      <text:p text:style-name="P5"><text:s text:c="6"/>for(int j = i + 1; j &lt; args.length; j++) { </text:p>
      <text:p text:style-name="P5"><text:s text:c="8"/>if(a[j] &lt; a[min]) min = j; <text:s/></text:p>
      <text:p text:style-name="P5"><text:s text:c="6"/>} </text:p>
      <text:p text:style-name="P5"><text:s text:c="6"/>int temp = a[min]; </text:p>
      <text:p text:style-name="P5"><text:s text:c="6"/>a[min] = a[i]; </text:p>
      <text:p text:style-name="P5"><text:s text:c="6"/>a[i] = temp; </text:p>
      <text:p text:style-name="P5"><text:s text:c="4"/>} </text:p>
      <text:p text:style-name="P5"><text:s text:c="4"/>//hve mörg ólík stök </text:p>
      <text:p text:style-name="P5"><text:soft-page-break/><text:s text:c="4"/>int stak = a[0]; </text:p>
      <text:p text:style-name="P5"><text:s text:c="4"/>int telja = 1; </text:p>
      <text:p text:style-name="P5"/>
      <text:p text:style-name="P5"><text:s text:c="4"/>for (int i = 1; i &lt; args.length; i++) { </text:p>
      <text:p text:style-name="P5"><text:s text:c="6"/>if(a[i] != stak) { </text:p>
      <text:p text:style-name="P5"><text:s text:c="8"/>telja++; </text:p>
      <text:p text:style-name="P5"><text:s text:c="6"/>} </text:p>
      <text:p text:style-name="P5"><text:s text:c="6"/>stak = a[i]; </text:p>
      <text:p text:style-name="P5"><text:s text:c="4"/>} </text:p>
      <text:p text:style-name="P5"><text:s text:c="4"/>//fjöldi staks </text:p>
      <text:p text:style-name="P5"><text:s text:c="4"/>int m = 0; </text:p>
      <text:p text:style-name="P5"><text:s text:c="4"/>int integerToBeCounted = a[0]; </text:p>
      <text:p text:style-name="P5"><text:s text:c="4"/>int[] fjöldi = new int[telja]; </text:p>
      <text:p text:style-name="P5"><text:s text:c="4"/>for (int i = 0; i &lt; args.length; i++) { </text:p>
      <text:p text:style-name="P5"><text:s text:c="6"/>if(integerToBeCounted == a[i]) fjöldi[m]++; </text:p>
      <text:p text:style-name="P5"><text:s text:c="6"/>else { </text:p>
      <text:p text:style-name="P5"><text:s text:c="8"/>m++; </text:p>
      <text:p text:style-name="P5"><text:s text:c="8"/>integerToBeCounted = a[i]; </text:p>
      <text:p text:style-name="P5"><text:s text:c="8"/>fjöldi[m] = 1; </text:p>
      <text:p text:style-name="P5"><text:s text:c="6"/>} </text:p>
      <text:p text:style-name="P5"><text:s text:c="4"/>} </text:p>
      <text:p text:style-name="P5"><text:s text:c="3"/>//gildi staks </text:p>
      <text:p text:style-name="P5"><text:s text:c="4"/>int[] gildi = new int[telja]; </text:p>
      <text:p text:style-name="P5"><text:s text:c="4"/>int k = 0; </text:p>
      <text:p text:style-name="P5"><text:s text:c="4"/>int n = 0; </text:p>
      <text:p text:style-name="P5"><text:s text:c="4"/></text:p>
      <text:p text:style-name="P5"><text:s text:c="4"/>while(n &lt; fjöldi.length) { </text:p>
      <text:p text:style-name="P5"><text:s text:c="6"/>gildi[n] = a[k]; </text:p>
      <text:p text:style-name="P5"><text:s text:c="6"/>k = k + fjöldi[n]; </text:p>
      <text:p text:style-name="P5"><text:s text:c="6"/>n++; </text:p>
      <text:p text:style-name="P5"><text:s text:c="4"/>} </text:p>
      <text:p text:style-name="P5"/>
      <text:p text:style-name="P5"><text:s text:c="4"/>for (int i = 0; i &lt; fjöldi.length;i++ ) { </text:p>
      <text:p text:style-name="P5"><text:s text:c="6"/>if(fjöldi[i] != 1) { </text:p>
      <text:p text:style-name="P5"><text:s text:c="8"/>System.out.println(fjöldi[i] + " eintök af " + gildi[i]); </text:p>
      <text:p text:style-name="P5"><text:s text:c="6"/>} </text:p>
      <text:p text:style-name="P5"><text:s text:c="4"/>} </text:p>
      <text:p text:style-name="P5"/>
      <text:p text:style-name="P5"><text:s text:c="3"/>int s = 0; </text:p>
      <text:p text:style-name="P5"><text:s text:c="4"/>for (int i = 0; i &lt; fjöldi.length; i++) { </text:p>
      <text:p text:style-name="P5"><text:s text:c="6"/>if (fjöldi[i] == 1) s++; <text:s text:c="5"/></text:p>
      <text:p text:style-name="P5"><text:s text:c="4"/>} </text:p>
      <text:p text:style-name="P5"/>
      <text:p text:style-name="P5"><text:s text:c="4"/>if (s == fjöldi.length) System.out.println("Allar mismunandi"); </text:p>
      <text:p text:style-name="P5"/>
      <text:p text:style-name="P5"><text:s text:c="2"/>} </text:p>
      <text:p text:style-name="P5">} </text:p>
      <text:p text:style-name="P6"><text:s/><text:span text:style-name="T6">Dæmi </text:span><text:span text:style-name="T7">3</text:span></text:p>
      <text:p text:style-name="P4"/>
      <text:p text:style-name="P9"/>
      <text:p text:style-name="P15"><text:soft-page-break/>Dæmi <text:span text:style-name="T5">4</text:span></text:p>
      <text:p text:style-name="P7"/>
      <text:p text:style-name="P7"><text:s text:c="4"/><text:tab/>int b = Interger.parseInt(args[0]); </text:p>
      <text:p text:style-name="P7"><text:s text:c="4"/><text:tab/>int c = Interger.parseInt(args[1]); </text:p>
      <text:p text:style-name="P7"><text:s text:c="4"/><text:tab/>int d = Interger.parseInt(args[2]); </text:p>
      <text:p text:style-name="P7"><text:s text:c="4"/><text:tab/>int e = Interger.parseInt(args[3]); </text:p>
      <text:p text:style-name="P7"/>
      <text:p text:style-name="P7"><text:s text:c="4"/><text:tab/>int[][] a = new int[c][d]; </text:p>
      <text:p text:style-name="P7"><text:s text:c="4"/><text:tab/>int[][] b = new int[e][f]; </text:p>
      <text:p text:style-name="P7"/>
      <text:p text:style-name="P7"><text:s text:c="4"/><text:tab/>if (d != e) System.out.println("Fylki ekki af réttri stærð"); </text:p>
      <text:p text:style-name="P7"/>
      <text:p text:style-name="P7"><text:s text:c="4"/><text:tab/>else { </text:p>
      <text:p text:style-name="P7"/>
      <text:p text:style-name="P7"><text:tab/><text:tab/><text:span text:style-name="T8"><text:tab/></text:span>int[][] c = new int[c][f]; </text:p>
      <text:p text:style-name="P7"><text:tab/><text:tab/><text:tab/>for (int i = 0; i &lt; c; i++) { </text:p>
      <text:p text:style-name="P7"/>
      <text:p text:style-name="P7"><text:tab/><text:tab/><text:tab/><text:tab/>for (int j = 0; j &lt; c; j++) { </text:p>
      <text:p text:style-name="P7"><text:tab/><text:tab/><text:tab/><text:tab/>} </text:p>
      <text:p text:style-name="P7"><text:tab/><text:tab/><text:tab/><text:tab/><text:tab/>for (int k = 0; k &lt; c; k++) { </text:p>
      <text:p text:style-name="P7"><text:tab/><text:tab/><text:tab/><text:tab/><text:tab/>c[i][j] += a[i][k] * b[k][j]; <text:s text:c="2"/></text:p>
      <text:p text:style-name="P7"><text:tab/><text:tab/><text:span text:style-name="T9"><text:tab/></text:span><text:tab/>} </text:p>
      <text:p text:style-name="P7"><text:tab/><text:tab/><text:tab/>} </text:p>
      <text:p text:style-name="P7"><text:tab/><text:tab/>}</text:p>
      <text:p text:style-name="P7"/>
      <text:p text:style-name="P7"/>
      <text:p text:style-name="P16">Dæmi <text:span text:style-name="T5">5</text:span></text:p>
      <text:p text:style-name="P16"/>
      <text:p text:style-name="P18">public class Sudoku {</text:p>
      <text:p text:style-name="P18"></text:p>
      <text:p text:style-name="P18"><text:s text:c="4"/>public static String isSolution(int[][] s){</text:p>
      <text:p text:style-name="P18"><text:s text:c="8"/></text:p>
      <text:p text:style-name="P18"><text:s text:c="8"/>// By til 2n vigra ur nxn fylkinu s</text:p>
      <text:p text:style-name="P18"><text:s text:c="8"/>int[][] allt = new int[18][9];</text:p>
      <text:p text:style-name="P18"><text:s text:c="8"/>for (int i = 0; i &lt; s.length; i++) {</text:p>
      <text:p text:style-name="P18"><text:s text:c="12"/>for (int j = 0; j &lt; s.length; j++) {</text:p>
      <text:p text:style-name="P18"><text:s text:c="16"/>allt[i][j] = s[i][j];</text:p>
      <text:p text:style-name="P18"><text:s text:c="16"/>allt[i+9][j] = s[j][i];</text:p>
      <text:p text:style-name="P18"><text:s text:c="12"/>}</text:p>
      <text:p text:style-name="P18"><text:s text:c="8"/>}</text:p>
      <text:p text:style-name="P18"></text:p>
      <text:p text:style-name="P18"><text:s text:c="8"/>// sortera alla vigranna</text:p>
      <text:p text:style-name="P18"><text:s text:c="8"/>allt = insertionSort(allt);</text:p>
      <text:p text:style-name="P18"></text:p>
      <text:p text:style-name="P18"><text:s text:c="8"/>// athuga hvort sorterudu vigrarnir gangi upp</text:p>
      <text:p text:style-name="P18"><text:s text:c="8"/>// med tvi ad athuga hvort ad aN-N = 0</text:p>
      <text:p text:style-name="P18"><text:s text:c="8"/>for (int i = 0; i &lt; allt.length; i++ ) {</text:p>
      <text:p text:style-name="P18"><text:s text:c="12"/>for (int j = 0; j &lt; allt[i].length; j++) {</text:p>
      <text:p text:style-name="P18"><text:s text:c="16"/>if(allt[i][j] - j - 1 != 0){</text:p>
      <text:p text:style-name="P18"><text:s text:c="20"/>return "Ekki lausn";</text:p>
      <text:p text:style-name="P18"><text:soft-page-break/><text:s text:c="16"/>} </text:p>
      <text:p text:style-name="P18"><text:s text:c="12"/>}</text:p>
      <text:p text:style-name="P18"><text:s text:c="8"/>} <text:s/></text:p>
      <text:p text:style-name="P18"><text:s text:c="8"/>return "Rett lausn"; <text:s text:c="3"/></text:p>
      <text:p text:style-name="P18"><text:s text:c="4"/>}</text:p>
      <text:p text:style-name="P18"></text:p>
      <text:p text:style-name="P18"><text:s text:c="4"/>// insertion sort</text:p>
      <text:p text:style-name="P18"><text:s text:c="4"/>public static int[][] insertionSort(int[][] a){</text:p>
      <text:p text:style-name="P18"><text:s text:c="8"/>for (int j = 0; j &lt; a.length; j++) {</text:p>
      <text:p text:style-name="P18"><text:s text:c="12"/>for (int i = 1; i &lt; a[j].length; i++) {</text:p>
      <text:p text:style-name="P18"><text:s text:c="16"/>int tmp = a[j][i];</text:p>
      <text:p text:style-name="P18"><text:s text:c="16"/>int k;</text:p>
      <text:p text:style-name="P18"><text:s text:c="16"/>for (k = i-1; k &gt;= 0 &amp;&amp; tmp &lt; a[j][k]; k-- ) {</text:p>
      <text:p text:style-name="P18"><text:s text:c="20"/>a[j][k+1] = a[j][k];</text:p>
      <text:p text:style-name="P18"><text:s text:c="16"/>}</text:p>
      <text:p text:style-name="P18"><text:s text:c="16"/>a[j][k+1] = tmp;</text:p>
      <text:p text:style-name="P18"><text:s text:c="12"/>}</text:p>
      <text:p text:style-name="P18"><text:s text:c="8"/>}</text:p>
      <text:p text:style-name="P18"><text:s text:c="8"/>return a;</text:p>
      <text:p text:style-name="P18"><text:s text:c="4"/>}</text:p>
      <text:p text:style-name="P18"></text:p>
      <text:p text:style-name="P18"></text:p>
      <text:p text:style-name="P18"><text:s text:c="4"/>public static void main(String[] args) {</text:p>
      <text:p text:style-name="P18"><text:s text:c="8"/>// Fylki sem er lögleg lausn á Sudoku þraut</text:p>
      <text:p text:style-name="P18"><text:s text:c="8"/>int[][] s = {</text:p>
      <text:p text:style-name="P18"><text:s text:c="12"/>{ 5, 3, 4, 6, 7, 8, 9, 1, 2 },</text:p>
      <text:p text:style-name="P18"><text:s text:c="12"/>{ 6, 7, 2, 1, 9, 5, 3, 4, 8 },</text:p>
      <text:p text:style-name="P18"><text:s text:c="12"/>{ 1, 9, 8, 3, 4, 2, 5, 6, 7 },</text:p>
      <text:p text:style-name="P18"><text:s text:c="12"/>{ 8, 5, 9, 7, 6, 1, 4, 2, 3 },</text:p>
      <text:p text:style-name="P18"><text:s text:c="12"/>{ 4, 2, 6, 8, 5, 3, 7, 9, 1 },</text:p>
      <text:p text:style-name="P18"><text:s text:c="12"/>{ 7, 1, 3, 9, 2, 4, 8, 5, 6 },</text:p>
      <text:p text:style-name="P18"><text:s text:c="12"/>{ 9, 6, 1, 5, 3, 7, 2, 8, 4 },</text:p>
      <text:p text:style-name="P18"><text:s text:c="12"/>{ 2, 8, 7, 4, 1, 9, 6, 3, 5 },</text:p>
      <text:p text:style-name="P18"><text:s text:c="12"/>{ 3, 4, 5, 2, 8, 6, 1, 7, 9 }</text:p>
      <text:p text:style-name="P18"><text:s text:c="8"/>};</text:p>
      <text:p text:style-name="P18"><text:s text:c="4"/></text:p>
      <text:p text:style-name="P18"><text:s text:c="8"/>// Kóði til að staðfesta að s sé lögleg og athuga hvort t sé lögleg</text:p>
      <text:p text:style-name="P18"><text:s text:c="7"/>System.out.println(isSolution(s));</text:p>
      <text:p text:style-name="P18"><text:s text:c="4"/>}</text:p>
      <text:p text:style-name="P18">}</text:p>
      <text:p text:style-name="P19"/>
      <text:p text:style-name="P1"><text:s text:c="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1043in" fo:margin-right="0.0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9-28T16:59:13.927336181</meta:creation-date>
    <dc:date>2015-10-02T12:55:04.475501549</dc:date>
    <dc:creator>Rakel </dc:creator>
    <meta:editing-duration>PT1M46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4" meta:paragraph-count="164" meta:word-count="704" meta:character-count="4559" meta:non-whitespace-character-count="2642"/>
  </office:meta>
</office:document-meta>
</file>